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9.039cm" fo:margin-left="0cm" fo:margin-top="0cm" fo:margin-bottom="0cm" table:align="left"/>
    </style:style>
    <style:style style:name="Table1.A" style:family="table-column">
      <style:table-column-properties style:column-width="9.52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Table2" style:family="table">
      <style:table-properties style:width="19.039cm" fo:margin-left="0cm" fo:margin-top="0cm" fo:margin-bottom="0cm" table:align="left"/>
    </style:style>
    <style:style style:name="Table2.A" style:family="table-column">
      <style:table-column-properties style:column-width="9.52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76cm" fo:border="1pt solid #000000"/>
    </style:style>
    <style:style style:name="Table3" style:family="table">
      <style:table-properties style:width="19.039cm" fo:margin-left="0cm" fo:margin-top="0cm" fo:margin-bottom="0cm" table:align="left"/>
    </style:style>
    <style:style style:name="Table3.A" style:family="table-column">
      <style:table-column-properties style:column-width="6.346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margin-left="0cm" fo:margin-right="0cm" fo:margin-top="0.141cm" fo:margin-bottom="0cm" loext:contextual-spacing="false" fo:line-height="100%" fo:text-indent="0cm" style:auto-text-indent="false"/>
    </style:style>
    <style:style style:name="P2" style:family="paragraph" style:parent-style-name="Standard">
      <style:paragraph-properties fo:margin-left="0cm" fo:margin-right="0cm" fo:margin-top="0.353cm" fo:margin-bottom="0cm" loext:contextual-spacing="false" fo:line-height="100%" fo:text-indent="0cm" style:auto-text-indent="false"/>
    </style:style>
    <style:style style:name="P3" style:family="paragraph" style:parent-style-name="Standard">
      <style:paragraph-properties fo:margin-left="0cm" fo:margin-right="0cm" fo:margin-top="0.353cm" fo:margin-bottom="0.141cm" loext:contextual-spacing="false" fo:line-height="100%" fo:text-indent="0cm" style:auto-text-indent="false"/>
    </style:style>
    <style:style style:name="P4" style:family="paragraph" style:parent-style-name="Standard">
      <style:paragraph-properties fo:margin-left="0.249cm" fo:margin-right="-1.071cm" fo:text-indent="0cm" style:auto-text-indent="false"/>
    </style:style>
    <style:style style:name="P5" style:family="paragraph" style:parent-style-name="Standard">
      <style:paragraph-properties fo:margin-left="0.249cm" fo:margin-right="-1.071cm" fo:text-indent="0cm" style:auto-text-indent="false"/>
      <style:text-properties fo:font-weight="bold" style:font-weight-asian="bold"/>
    </style:style>
    <style:style style:name="P6" style:family="paragraph" style:parent-style-name="Standard">
      <style:paragraph-properties fo:margin-left="0.249cm" fo:margin-right="-1.071cm" fo:line-height="100%" fo:orphans="0" fo:widows="0" fo:text-indent="0cm" style:auto-text-indent="false"/>
      <style:text-properties fo:font-weight="bold" style:font-weight-asian="bold"/>
    </style:style>
    <style:style style:name="P7" style:family="paragraph" style:parent-style-name="Standard">
      <style:paragraph-properties fo:margin-left="0.249cm" fo:margin-right="-1.071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weight="bold" style:font-weight-asian="bold"/>
    </style:style>
    <style:style style:name="P8" style:family="paragraph" style:parent-style-name="Heading_20_2">
      <style:paragraph-properties fo:margin-left="0.249cm" fo:margin-right="-1.071cm" fo:text-indent="0cm" style:auto-text-indent="false"/>
    </style:style>
    <style:style style:name="P9" style:family="paragraph" style:parent-style-name="Standard">
      <style:paragraph-properties fo:margin-left="0cm" fo:margin-right="-1.071cm" fo:text-indent="0cm" style:auto-text-indent="false"/>
      <style:text-properties fo:font-weight="bold" style:font-weight-asian="bold"/>
    </style:style>
    <style:style style:name="P10" style:family="paragraph" style:parent-style-name="Heading_20_2">
      <style:paragraph-properties fo:margin-left="0cm" fo:margin-right="-1.071cm" fo:text-indent="0cm" style:auto-text-indent="false"/>
    </style:style>
    <style:style style:name="P11" style:family="paragraph" style:parent-style-name="Heading_20_2">
      <style:paragraph-properties fo:margin-left="0cm" fo:margin-right="-1.071cm" fo:text-indent="0cm" style:auto-text-indent="false" fo:break-before="page"/>
    </style:style>
    <style:style style:name="P12" style:family="paragraph" style:parent-style-name="Standard">
      <style:paragraph-properties fo:margin-left="1.27cm" fo:margin-right="-1.071cm" fo:text-indent="0cm" style:auto-text-indent="false"/>
      <style:text-properties fo:font-weight="bold" style:font-weight-asian="bold"/>
    </style:style>
    <style:style style:name="P13" style:family="paragraph" style:parent-style-name="Standard" style:list-style-name="WWNum2">
      <style:paragraph-properties fo:margin-left="0.249cm" fo:margin-right="-1.071cm" fo:text-indent="0cm" style:auto-text-indent="false"/>
    </style:style>
    <style:style style:name="P14" style:family="paragraph" style:parent-style-name="Standard">
      <style:paragraph-properties fo:margin-left="0.249cm" fo:margin-right="-1.071cm" fo:text-indent="0cm" style:auto-text-indent="false"/>
      <style:text-properties fo:font-weight="bold" style:font-weight-asian="bold"/>
    </style:style>
    <style:style style:name="P15" style:family="paragraph" style:parent-style-name="Standard">
      <style:paragraph-properties fo:margin-left="0.249cm" fo:margin-right="-1.071cm" fo:line-height="100%" fo:orphans="0" fo:widows="0" fo:text-indent="0cm" style:auto-text-indent="false"/>
      <style:text-properties fo:font-weight="bold" style:font-weight-asian="bold"/>
    </style:style>
    <style:style style:name="P16" style:family="paragraph" style:parent-style-name="Standard">
      <style:paragraph-properties fo:margin-left="0.249cm" fo:margin-right="-1.071cm" fo:text-indent="0cm" style:auto-text-indent="false"/>
      <style:text-properties fo:font-weight="bold" officeooo:rsid="000c6eb2" officeooo:paragraph-rsid="000c6eb2" style:font-weight-asian="bold"/>
    </style:style>
    <style:style style:name="P17" style:family="paragraph" style:parent-style-name="Standard" style:list-style-name="WWNum1">
      <style:paragraph-properties fo:margin-left="0.249cm" fo:margin-right="-1.071cm" fo:text-indent="0cm" style:auto-text-indent="false"/>
    </style:style>
    <style:style style:name="P18" style:family="paragraph" style:parent-style-name="Standard">
      <style:paragraph-properties fo:margin-left="0.249cm" fo:margin-right="-1.071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weight="bold" style:font-weight-asian="bold"/>
    </style:style>
    <style:style style:name="P19" style:family="paragraph" style:parent-style-name="Standard">
      <style:paragraph-properties fo:margin-left="0cm" fo:margin-right="-1.071cm" fo:text-indent="0cm" style:auto-text-indent="false"/>
      <style:text-properties fo:font-weight="bold" style:font-weight-asian="bold"/>
    </style:style>
    <style:style style:name="P20" style:family="paragraph" style:parent-style-name="Heading_20_2" style:master-page-name="Standard">
      <style:paragraph-properties fo:margin-left="0.249cm" fo:margin-right="-1.071cm" fo:text-indent="0cm" style:auto-text-indent="false" style:page-number="1"/>
    </style:style>
    <style:style style:name="P21" style:family="paragraph" style:parent-style-name="Index_20_Heading">
      <style:paragraph-properties fo:break-before="page"/>
    </style:style>
    <style:style style:name="T1" style:family="text">
      <style:text-properties fo:font-variant="normal" fo:text-transform="none" fo:color="#1155cc" style:text-line-through-style="none" style:text-line-through-type="none" style:text-position="0% 100%" style:font-name="Arial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/>
    </style:style>
    <style:style style:name="T2" style:family="text">
      <style:text-properties fo:color="#1155cc" style:text-underline-style="solid" style:text-underline-width="auto" style:text-underline-color="font-color"/>
    </style:style>
    <style:style style:name="T3" style:family="text">
      <style:text-properties fo:font-weight="bold" style:font-weight-asian="bold"/>
    </style:style>
    <style:style style:name="T4" style:family="text">
      <style:text-properties fo:font-style="italic" fo:font-weight="bold" style:font-style-asian="italic" style:font-weight-asian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"><text:a xlink:type="simple" xlink:href="#_1cngovbeln5l" text:style-name="Index_20_Link" text:visited-style-name="Index_20_Link"><text:span text:style-name="T1">aula 03 - criando o 1º banco de dados</text:span></text:a></text:p>
          <text:p text:style-name="P2"><text:a xlink:type="simple" xlink:href="#_esm83wpuqw3n" text:style-name="Index_20_Link" text:visited-style-name="Index_20_Link"><text:span text:style-name="T1">Aula 04 - melhorando a estrutura da tabela</text:span></text:a></text:p>
          <text:p text:style-name="P2"><text:a xlink:type="simple" xlink:href="#_xp5js161m4k6" text:style-name="Index_20_Link" text:visited-style-name="Index_20_Link"><text:span text:style-name="T1">Aula 05 - inserindo dados na tabela</text:span></text:a></text:p>
          <text:p text:style-name="P2"><text:a xlink:type="simple" xlink:href="#_6bprn3popk64" text:style-name="Index_20_Link" text:visited-style-name="Index_20_Link"><text:span text:style-name="T1">Aula 06 - Alterando os dados de uma tabela</text:span></text:a></text:p>
          <text:p text:style-name="P2"><text:a xlink:type="simple" xlink:href="#_ajhh4r27n700" text:style-name="Index_20_Link" text:visited-style-name="Index_20_Link"><text:span text:style-name="T1">Aula 07 - Manipulando registros (linhas ou tuplas)</text:span></text:a></text:p>
          <text:p text:style-name="P2"><text:a xlink:type="simple" xlink:href="#_4xa30u4mr98p" text:style-name="Index_20_Link" text:visited-style-name="Index_20_Link"><text:span text:style-name="T1">Aula 11 - comando select</text:span></text:a></text:p>
          <text:p text:style-name="P2"><text:a xlink:type="simple" xlink:href="#_jeeym8mzu0wr" text:style-name="Index_20_Link" text:visited-style-name="Index_20_Link"><text:span text:style-name="T1">AULA 12 - SELECT AULA 02</text:span></text:a></text:p>
          <text:p text:style-name="P2"><text:a xlink:type="simple" xlink:href="#_blb7gurs4wn8" text:style-name="Index_20_Link" text:visited-style-name="Index_20_Link"><text:span text:style-name="T2">aula 13 - select parte 03 (agrupamentos)</text:span></text:a></text:p>
          <text:p text:style-name="P3"><text:a xlink:type="simple" xlink:href="#_taypufik9hvw" text:style-name="Index_20_Link" text:visited-style-name="Index_20_Link"><text:span text:style-name="T1">Anexo - uma tabela para testes com os respectivos valores</text:span></text:a></text:p>
        </text:index-body>
      </text:table-of-content>
      <text:p text:style-name="P4"/>
      <text:p text:style-name="P8"><text:bookmark text:name="_r2c6unj00mtw"/></text:p>
      <text:p text:style-name="P8"><text:bookmark text:name="_1cngovbeln5l"/>aula 03 - criando o 1º banco de dados</text:p>
      <text:p text:style-name="P4">características semelhantes para pessoas</text:p>
      <text:p text:style-name="P4"/>
      <text:list xml:id="list1611243316" text:style-name="WWNum2">
        <text:list-item>
          <text:p text:style-name="P13">nome</text:p>
        </text:list-item>
        <text:list-item>
          <text:p text:style-name="P13">idade</text:p>
        </text:list-item>
        <text:list-item>
          <text:p text:style-name="P13">peso altura <text:s text:c="15"/>-&gt; contêiner de pessoas</text:p>
        </text:list-item>
        <text:list-item>
          <text:p text:style-name="P13">nacionalidade</text:p>
        </text:list-item>
        <text:list-item>
          <text:p text:style-name="P13">sexo</text:p>
        </text:list-item>
      </text:list>
      <text:p text:style-name="P4"/>
      <text:p text:style-name="P4">registros - instâncias separadas de coisas semelhantes</text:p>
      <text:p text:style-name="P4">agrupar coisas semelhantes e separar coisas diferentes</text:p>
      <text:p text:style-name="P4"/>
      <text:p text:style-name="P4">banco de dados são coleções (conjuntos) de dados organizados em locais específicos (tabelas para guardar os dados na forma de registros)</text:p>
      <text:p text:style-name="P4"/>
      <text:p text:style-name="P4">comando para criação do banco de dados</text:p>
      <text:p text:style-name="P5">CREATE DATABASE CADASTRO;</text:p>
      <text:p text:style-name="P4"/>
      <text:p text:style-name="P4">campos = tabelas</text:p>
      <text:p text:style-name="P4"/>
      <text:p text:style-name="P4">comando para criação de tabelas </text:p>
      <text:p text:style-name="P5">CREATE TABLE PESSOAS (</text:p>
      <text:p text:style-name="P5">nome,</text:p>
      <text:p text:style-name="P5">idade,</text:p>
      <text:p text:style-name="P5">sexo peso,</text:p>
      <text:p text:style-name="P5">altura,</text:p>
      <text:p text:style-name="P5"><text:soft-page-break/>nacionalidade</text:p>
      <text:p text:style-name="P5">)</text:p>
      <text:p text:style-name="P4"/>
      <text:p text:style-name="P4">/**</text:p>
      <text:p text:style-name="P4">tipos primitivos e com eles</text:p>
      <text:p text:style-name="P4">**/</text:p>
      <text:p text:style-name="P4"/>
      <text:p text:style-name="P5">CREATE TABLE PESSOAS (</text:p>
      <text:p text:style-name="P5">nome varchar(30),</text:p>
      <text:p text:style-name="P5">idade tinyint(3),</text:p>
      <text:p text:style-name="P5">sexo char(1),</text:p>
      <text:p text:style-name="P5">peso float,</text:p>
      <text:p text:style-name="P5">altura float,</text:p>
      <text:p text:style-name="P5">nacionalidade varchar(20)</text:p>
      <text:p text:style-name="P5">)</text:p>
      <text:p text:style-name="P4"/>
      <text:p text:style-name="P4"/>
      <text:p text:style-name="P8"><text:bookmark text:name="_esm83wpuqw3n"/>Aula 04 - melhorando a estrutura da tabela </text:p>
      <text:p text:style-name="P4"/>
      <text:p text:style-name="P4">formatação das tabelas (banco de dados)</text:p>
      <text:p text:style-name="P4">apagar o banco de dados anterior com o comando:</text:p>
      <text:p text:style-name="P5">DROP DATABASE CADASTRO;</text:p>
      <text:p text:style-name="P4"/>
      <text:p text:style-name="P4">constraints (restrições) - configurando para idiomas latinos</text:p>
      <text:p text:style-name="P4">collate - configurações </text:p>
      <text:p text:style-name="P4"/>
      <text:p text:style-name="P5">CREATE DATABASE CADASTRO</text:p>
      <text:p text:style-name="P5">DEFAULT CHARACTER SET UTF8</text:p>
      <text:p text:style-name="P5">DEFAULT COLLATE utf8_general_ci;</text:p>
      <text:p text:style-name="P5"/>
      <text:p text:style-name="P4"/>
      <text:p text:style-name="P4">configurando a tabela</text:p>
      <text:p text:style-name="P5">CREATE TABLE PESSOAS (</text:p>
      <text:p text:style-name="P5">nome varchar(30) not null,</text:p>
      <text:p text:style-name="P5">nascimento date, <text:tab/>----- aprimoramento para atualização do valor</text:p>
      <text:p text:style-name="P5">sexo enum ('M' , 'F'), ----- limitando os caracteres que serão colocados como valores</text:p>
      <text:p text:style-name="P5">peso decimal(5,2), -------- 5 campos com duas casas decimais </text:p>
      <text:p text:style-name="P5">altura decimal(3,2), <text:s/>------ 3 campos com duas casas decimais </text:p>
      <text:p text:style-name="P5">nacionalidade varchar(20) default 'Brasil' ----------valor padrão caso nada digitado</text:p>
      <text:p text:style-name="P5">)</text:p>
      <text:p text:style-name="P5"/>
      <text:p text:style-name="P5"/>
      <text:p text:style-name="P4">para evitar o problema da repetição de dados, criaremos as chaves primárias.</text:p>
      <text:p text:style-name="P5">CREATE TABLE PESSOAS (</text:p>
      <text:p text:style-name="P5">id int not null auto_increment, <text:s text:c="4"/>---- constraint de auto incremento</text:p>
      <text:p text:style-name="P5">nome varchar(30) not null,</text:p>
      <text:p text:style-name="P5"><text:soft-page-break/>nascimento date, <text:tab/>----- aprimoramento para atualização do valor</text:p>
      <text:p text:style-name="P5">sexo enum ('M' , 'F'), ----- limitando os caracteres que serão colocados como valores</text:p>
      <text:p text:style-name="P5">peso decimal(5,2), -------- 5 campos com duas casas decimais </text:p>
      <text:p text:style-name="P5">altura decimal(3,2), <text:s/>------ 3 campos com duas casas decimais </text:p>
      <text:p text:style-name="P5">nacionalidade varchar(20) default 'Brasil' ----------valor padrão caso nada digitado</text:p>
      <text:p text:style-name="P5">)</text:p>
      <text:p text:style-name="P5"/>
      <text:p text:style-name="P4">Assim, os comandos <text:span text:style-name="T3">CREATE DATABASE </text:span><text:s/>e <text:span text:style-name="T3">CREATE TABLE</text:span> são comandos DDL</text:p>
      <text:p text:style-name="P4"/>
      <text:p text:style-name="P4"/>
      <text:p text:style-name="P8"><text:bookmark text:name="_xp5js161m4k6"/>Aula 05 - inserindo dados na tabela </text:p>
      <text:p text:style-name="P4">Godofredo</text:p>
      <text:p text:style-name="P4">02/01/1984</text:p>
      <text:p text:style-name="P4">32 anos</text:p>
      <text:p text:style-name="P4">masculino</text:p>
      <text:p text:style-name="P4">78,5</text:p>
      <text:p text:style-name="P4">1,83,</text:p>
      <text:p text:style-name="P4">Brasil</text:p>
      <text:p text:style-name="P4"/>
      <text:p text:style-name="P4"/>
      <text:p text:style-name="P4"/>
      <text:p text:style-name="P5">primeira forma de inserção </text:p>
      <text:p text:style-name="P5"/>
      <text:p text:style-name="P4"><text:span text:style-name="T4">1 </text:span><text:span text:style-name="T3"><text:s text:c="3"/>(id, nome, nascimento, sexo, peso, altura, nacionalidade) --- ordem dos campos</text:span></text:p>
      <text:p text:style-name="P4"><text:span text:style-name="T4">2 </text:span><text:span text:style-name="T3"><text:s text:c="3"/>('1', 'Godofredo ' , '1984-01-02-01 ' , 'M ' , '78.5 ' , '1.83', ' Brasil') --- inserção dos dados</text:span></text:p>
      <text:p text:style-name="P5"/>
      <text:p text:style-name="P5">o que estiver entre plicas ( ' ' ) é considerado um dado, caso contrário será considerado uma constraint </text:p>
      <text:p text:style-name="P5"/>
      <text:p text:style-name="P5"/>
      <text:p text:style-name="P4">a inserção propriamente dita - sintaxe </text:p>
      <text:p text:style-name="P5"/>
      <text:p text:style-name="P5">insert into pessoas</text:p>
      <text:p text:style-name="P5">1()</text:p>
      <text:p text:style-name="P5">values</text:p>
      <text:p text:style-name="P5">2()</text:p>
      <text:p text:style-name="P5"/>
      <text:p text:style-name="P4">Assim</text:p>
      <text:p text:style-name="P5">insert into pessoas</text:p>
      <text:p text:style-name="P5">(id, nome, nascimento, sexo, peso, altura, nacionalidade)</text:p>
      <text:p text:style-name="P5">values</text:p>
      <text:p text:style-name="P5"><text:s/>('1', 'Godofredo ' , '1984-01-02-01 ' , 'M ' , '78.5 ' , '1.83', ' Brasil')</text:p>
      <text:p text:style-name="P5"/>
      <text:p text:style-name="P4">como o primeiro é<text:span text:style-name="T3"> not null,</text:span> podemos deixar sem preenchimento:</text:p>
      <text:p text:style-name="P5"><text:s/>(default , 'Creuza' , '1920-12-30' , ' F' , '50.5 ' , '1.65', ' Default')</text:p>
      <text:p text:style-name="P5"/>
      <text:p text:style-name="P4">Se os valores já estiverem na ordem, o item <text:span text:style-name="T4">1() </text:span>pode ser suprimido os valores:</text:p>
      <text:p text:style-name="P5"><text:soft-page-break/><text:s/>(default, 'Godofredo ' , '1984-01-02-01 ' , 'M ' , '78.5 ' , '1.83', default)</text:p>
      <text:p text:style-name="P5"/>
      <text:p text:style-name="P4">para o cadastro de varios registros de uma so vez:</text:p>
      <text:p text:style-name="P5">insert into pessoas</text:p>
      <text:p text:style-name="P5">(id, nome, nascimento, sexo, peso, altura, nacionalidade)</text:p>
      <text:p text:style-name="P5">values</text:p>
      <text:p text:style-name="P5">(default, 'Ana' , '1975-12-22' , 'F ' , '52.3' , '1.45', 'EUA'),</text:p>
      <text:p text:style-name="P5">(default, 'Pedro' , '2000-07-15' , ' M ' , '56.6' , '1.90', 'Brasil),</text:p>
      <text:p text:style-name="P5">(default, 'Maria', '1999-05-30', 'F ' , '75.9' , '1.70', 'Portugal');</text:p>
      <text:p text:style-name="P5"/>
      <text:p text:style-name="P5"/>
      <text:p text:style-name="P4">Insert into é um comando de manipulação de dados - DML</text:p>
      <text:p text:style-name="P5"/>
      <text:p text:style-name="P8"><text:bookmark text:name="_6bprn3popk64"/>Aula 06 - Alterando os dados de uma tabela</text:p>
      <text:p text:style-name="P5">comando ALTER TABLE</text:p>
      <text:p text:style-name="P4">Para adicionar uma coluna - </text:p>
      <text:p text:style-name="P5">ALTER TABLE pessoas</text:p>
      <text:p text:style-name="P5">ADD COLUMM profissao varchar(10);</text:p>
      <text:p text:style-name="P5"/>
      <text:p text:style-name="P4">Quando uma coluna é adicionada à tabela todos os valores ficam como null. Assim como, fica adicionada no último campo da tabela.</text:p>
      <text:p text:style-name="P4"/>
      <text:p text:style-name="P4">Para trocar uma posição do campo, é necessário apagar tal coluna antes de movê-la </text:p>
      <text:p text:style-name="P4"/>
      <text:p text:style-name="P5">ALTER TABLE pessoas</text:p>
      <text:p text:style-name="P5">DROP COLUMM profissao;</text:p>
      <text:p text:style-name="P4"/>
      <text:p text:style-name="P5"/>
      <text:p text:style-name="P4">Para adicioná-la após do atributo <text:span text:style-name="T3">nome</text:span></text:p>
      <text:p text:style-name="P5">ALTER TABLE pessoas</text:p>
      <text:p text:style-name="P5">ADD COLUMM profissao varchar(10) after nome;</text:p>
      <text:p text:style-name="P5"/>
      <text:p text:style-name="P4">Para adicioná-la no início de todos os campos</text:p>
      <text:p text:style-name="P5">ALTER TABLE pessoas</text:p>
      <text:p text:style-name="P5">ADD COLUMM codigo int first;</text:p>
      <text:p text:style-name="P4"/>
      <text:p text:style-name="P4">O nome <text:span text:style-name="T3">COLUMM </text:span>é facultativo. </text:p>
      <text:p text:style-name="P4"/>
      <text:p text:style-name="P4">Para mudar uma característica de uma coluna, como por exemplo de <text:span text:style-name="T3">varchar(10)</text:span> para <text:span text:style-name="T3">varchar(20)</text:span> juntamente com seus constraints.</text:p>
      <text:p text:style-name="P5">ALTER TABLE pessoas</text:p>
      <text:p text:style-name="P5">MODIFY COLUMM(também facultativo) profissao varchar(20);</text:p>
      <text:p text:style-name="P5"/>
      <text:p text:style-name="P4">é possivel que aconteça um erro já que <text:span text:style-name="T3">profissao </text:span>estava como <text:span text:style-name="T3">not null, </text:span>e quando a coluna foi adicionada todos os campos estavam como <text:span text:style-name="T3">null</text:span>, causando um conflito(inconsistência)<text:span text:style-name="T3"> </text:span>. Para resolver isso, iremos deixar um valor padrão (default) no momento da alteração.</text:p>
      <text:p text:style-name="P5"><text:soft-page-break/>ALTER TABLE pessoas</text:p>
      <text:p text:style-name="P5">MODIFY COLUMM profissao varchar(20) not null default ' ';</text:p>
      <text:p text:style-name="P5"/>
      <text:p text:style-name="P4">Para renomear a coluna</text:p>
      <text:p text:style-name="P5">ALTER TABLE pessoas</text:p>
      <text:p text:style-name="P5">MODIFY COLUMM profissao <text:s/>prof varchar(20);</text:p>
      <text:p text:style-name="P5"/>
      <text:p text:style-name="P4">Para renomear a tabela inteira</text:p>
      <text:p text:style-name="P5">ALTER TABLE pessoas</text:p>
      <text:p text:style-name="P5">RENAME TO gafanhotos;</text:p>
      <text:p text:style-name="P5"/>
      <text:p text:style-name="P5"/>
      <text:p text:style-name="P5">Mais uma tabela</text:p>
      <text:p text:style-name="P5">CREATE TABLE IF NOT EXISTS CURSOS(</text:p>
      <text:p text:style-name="P5">nome varchar(30) not null unique, <text:s text:c="2"/>------ evitar repetição de nomes</text:p>
      <text:p text:style-name="P5">descricao text,</text:p>
      <text:p text:style-name="P5">carga int unsigned, --------------- somente números positivos (números sem sinal</text:p>
      <text:p text:style-name="P5">total_aulas int,</text:p>
      <text:p text:style-name="P5">ano year default '2016'</text:p>
      <text:p text:style-name="P5">) default charset = utf8</text:p>
      <text:p text:style-name="P5"/>
      <text:p text:style-name="P4">Adicionando uma chave primária</text:p>
      <text:p text:style-name="P5">ALTER TABLE cursos</text:p>
      <text:p text:style-name="P5">ADD COLUMM id_cursos int first;</text:p>
      <text:p text:style-name="P5"/>
      <text:p text:style-name="P4">processo deve ser feito em duas etapas já que não é possível fazer em único comando</text:p>
      <text:p text:style-name="P5">ALTER TABLE cursos</text:p>
      <text:p text:style-name="P5">ADD primary key (id_cursos);</text:p>
      <text:p text:style-name="P5"/>
      <text:p text:style-name="P5"/>
      <text:p text:style-name="P4">para apagar a tabela</text:p>
      <text:p text:style-name="P5">DROP TABLE cursos;</text:p>
      <text:p text:style-name="P4"/>
      <text:p text:style-name="P4"/>
      <text:p text:style-name="P5"/>
      <text:p text:style-name="P5"/>
      <text:p text:style-name="P5"/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7">DDL</text:p>
          </table:table-cell>
          <table:table-cell table:style-name="Table1.A1" office:value-type="string">
            <text:p text:style-name="P7">DML</text:p>
          </table:table-cell>
        </table:table-row>
        <table:table-row table:style-name="Table1.1">
          <table:table-cell table:style-name="Table1.A1" office:value-type="string">
            <text:p text:style-name="P7">CREATE DATABASE</text:p>
          </table:table-cell>
          <table:table-cell table:style-name="Table1.A1" office:value-type="string">
            <text:p text:style-name="P7">INSERT INTO</text:p>
          </table:table-cell>
        </table:table-row>
        <table:table-row table:style-name="Table1.1">
          <table:table-cell table:style-name="Table1.A1" office:value-type="string">
            <text:p text:style-name="P6">CREATE TABLE</text:p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6">ALTER TABLE</text:p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6">DROP TABLE</text:p>
          </table:table-cell>
          <table:table-cell table:style-name="Table1.A1" office:value-type="string">
            <text:p text:style-name="P7"/>
          </table:table-cell>
        </table:table-row>
      </table:table>
      <text:p text:style-name="P5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8"><text:bookmark text:name="_ajhh4r27n700"/>Aula 07 - Manipulando registros (linhas ou tuplas)</text:p>
      <text:p text:style-name="P4">result set - resultado de uma instrucao </text:p>
      <text:list xml:id="list1242081678" text:style-name="WWNum1">
        <text:list-item>
          <text:p text:style-name="P17">linhas = tuplas = registros</text:p>
        </text:list-item>
        <text:list-item>
          <text:p text:style-name="P17">colunas = campos = atributos</text:p>
        </text:list-item>
      </text:list>
      <text:p text:style-name="P4"/>
      <text:p text:style-name="P4">infelizmente não é possível manipular varias linhas ao mesmo tempo. mas é possível alterar varios campos ao mesmo tempo na mesma linha.</text:p>
      <text:p text:style-name="P4"/>
      <text:p text:style-name="P5"/>
      <text:p text:style-name="P4"/>
      <text:p text:style-name="P4">para mudar uma linha </text:p>
      <text:p text:style-name="P5">UPDATE <text:s/>cursos</text:p>
      <text:p text:style-name="P5">set nome = 'HTML5'</text:p>
      <text:p text:style-name="P5">where idcursos = '1';</text:p>
      <text:p text:style-name="P5"/>
      <text:p text:style-name="P5"/>
      <text:p text:style-name="P5">Para atualizar mais campos:</text:p>
      <text:p text:style-name="P5">UPDATE <text:s/>cursos</text:p>
      <text:p text:style-name="P5">set nome = 'PHP', ano = '2015'</text:p>
      <text:p text:style-name="P5">where idcursos = '4';</text:p>
      <text:p text:style-name="P5"/>
      <text:p text:style-name="P5">Para atualizar três campos:</text:p>
      <text:p text:style-name="P5">UPDATE <text:s/>cursos</text:p>
      <text:p text:style-name="P5">set nome = 'Java', carga = '40' , ano = '2015' <text:s text:c="2"/>------------- não é necessário estar na mesma ordem</text:p>
      <text:p text:style-name="P5">where idcursos = '5';</text:p>
      <text:p text:style-name="P5">limit 1; <text:s/>------------- que essa alteração será feita apenas em uma linha.</text:p>
      <text:p text:style-name="P5"/>
      <text:p text:style-name="P5">essa cláusula evita erros de semântica de várias alterações. Por exemplo, se foi feito o comando:</text:p>
      <text:p text:style-name="P5">UPDATE <text:s/>cursos</text:p>
      <text:p text:style-name="P5">set ano = '2050', carga = '800'</text:p>
      <text:p text:style-name="P5">where ano = '2018';</text:p>
      <text:p text:style-name="P5"/>
      <text:p text:style-name="P5">aonde o ano for 2018 essa alteração será realizada, o que pode ser muito perigoso</text:p>
      <text:p text:style-name="P5"/>
      <text:p text:style-name="P5">Para apagar todas as linhas da tabela (todos os registros)</text:p>
      <text:p text:style-name="P5">TRUNCATE TABLE(opcional) cursos</text:p>
      <text:p text:style-name="P5"/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6">DDL</text:p>
          </table:table-cell>
          <table:table-cell table:style-name="Table2.A1" office:value-type="string">
            <text:p text:style-name="P6">DML</text:p>
          </table:table-cell>
        </table:table-row>
        <table:table-row table:style-name="Table2.1">
          <table:table-cell table:style-name="Table2.A1" office:value-type="string">
            <text:p text:style-name="P6">CREATE DATABASE</text:p>
          </table:table-cell>
          <table:table-cell table:style-name="Table2.A1" office:value-type="string">
            <text:p text:style-name="P6">INSERT INTO</text:p>
          </table:table-cell>
        </table:table-row>
        <table:table-row table:style-name="Table2.1">
          <table:table-cell table:style-name="Table2.A1" office:value-type="string">
            <text:p text:style-name="P6">CREATE TABLE</text:p>
          </table:table-cell>
          <table:table-cell table:style-name="Table2.A1" office:value-type="string">
            <text:p text:style-name="P6">UPDATE</text:p>
          </table:table-cell>
        </table:table-row>
        <text:soft-page-break/>
        <table:table-row table:style-name="Table2.1">
          <table:table-cell table:style-name="Table2.A1" office:value-type="string">
            <text:p text:style-name="P6">ALTER TABLE</text:p>
          </table:table-cell>
          <table:table-cell table:style-name="Table2.A1" office:value-type="string">
            <text:p text:style-name="P6">DELETE</text:p>
          </table:table-cell>
        </table:table-row>
        <table:table-row table:style-name="Table2.1">
          <table:table-cell table:style-name="Table2.A1" office:value-type="string">
            <text:p text:style-name="P6">DROP TABLE</text:p>
          </table:table-cell>
          <table:table-cell table:style-name="Table2.A1" office:value-type="string">
            <text:p text:style-name="P6">TRUNCATE</text:p>
          </table:table-cell>
        </table:table-row>
      </table:table>
      <text:p text:style-name="P5"/>
      <text:p text:style-name="P9"/>
      <text:p text:style-name="P10"><text:bookmark text:name="_4xa30u4mr98p"/>Aula 11 - comando select</text:p>
      <text:p text:style-name="P5">SELECT * FROM CURSOS;</text:p>
      <text:p text:style-name="P5"/>
      <text:p text:style-name="P5">estou dizendo -&gt; selecione todas as colunas{campos} oriundos da tabela CURSOS</text:p>
      <text:p text:style-name="P5"/>
      <text:p text:style-name="P4">para uma busca mais filtrada na ordem</text:p>
      <text:p text:style-name="P5">SELECT * FROM CURSOS;</text:p>
      <text:p text:style-name="P5">ORDER BY [COLUNA] NOME; <text:s/>---------------------<text:tab/> isso farah em ordem alfabetica </text:p>
      <text:p text:style-name="P5"/>
      <text:p text:style-name="P4">da mesma forma, que o sentido de ordenação</text:p>
      <text:p text:style-name="P5">SELECT * FROM CURSOS;</text:p>
      <text:p text:style-name="P5">ORDER BY NOME DESC; <text:s text:c="2"/>----------------- DESC[ENDENT] OU ASC[ENDENT]</text:p>
      <text:p text:style-name="P5"/>
      <text:p text:style-name="P5">Para mostrar as colunas desejadas (tirando o *)</text:p>
      <text:p text:style-name="P5">SELECT NOME, CARGA, ANO FROM CURSOS;</text:p>
      <text:p text:style-name="P5">ORDER BY NOME;</text:p>
      <text:p text:style-name="P5"/>
      <text:p text:style-name="P5">Para ordenação multipla:</text:p>
      <text:p text:style-name="P5">SELECT ANO, NOME, CARGA FROM CURSOS;</text:p>
      <text:p text:style-name="P5">ORDER BY ANO, NOME;</text:p>
      <text:p text:style-name="P5"/>
      <text:p text:style-name="P4">Para filtrar as linhas:</text:p>
      <text:p text:style-name="P5">SELECT * FROM CURSOS;</text:p>
      <text:p text:style-name="P5">WHERE ANO = '2016'</text:p>
      <text:p text:style-name="P5">ORDER BY NOME;</text:p>
      <text:p text:style-name="P5"/>
      <text:p text:style-name="P5">filtrando linhas e colunas</text:p>
      <text:p text:style-name="P5">SELECT NOME, CARGA FROM CURSOS</text:p>
      <text:p text:style-name="P5">WHERE ANO = '2016' <text:s text:c="2"/>---------------------- como apenas uma linha selecionada, apenas ela não será exibida <text:s text:c="16"/>no result set</text:p>
      <text:p text:style-name="P5">ORDER BY ANO, NOME;</text:p>
      <text:p text:style-name="P5"/>
      <text:p text:style-name="P5">colocando expressoes relacionais</text:p>
      <text:p text:style-name="P5">SELECT NOME, DESCRICAO FROM CURSOS;</text:p>
      <text:p text:style-name="P5">WHERE ANO &lt;= '2015' <text:s text:c="7"/>----------- caso o campo seja numerico, não precisa das plicas</text:p>
      <text:p text:style-name="P5">ORDER BY NOME;</text:p>
      <text:p text:style-name="P5"/>
      <text:p text:style-name="P5">&lt; menor</text:p>
      <text:p text:style-name="P5">&gt; maior</text:p>
      <text:p text:style-name="P5">!= diferentes ou &lt;&gt;</text:p>
      <text:p text:style-name="P5"/>
      <text:p text:style-name="P5"><text:soft-page-break/>selecionando intervalos</text:p>
      <text:p text:style-name="P5">SELECT NOME, ANO FROM CURSOS;</text:p>
      <text:p text:style-name="P5">WHERE TOTAULAS BETWEEN <text:s/>'20' AND '30' <text:s/></text:p>
      <text:p text:style-name="P5">ORDER BY NOME;</text:p>
      <text:p text:style-name="P5"/>
      <text:p text:style-name="P5">outro exemplo</text:p>
      <text:p text:style-name="P5">SELECT NOME, ANO FROM CURSOS;</text:p>
      <text:p text:style-name="P5">WHERE ANO BETWEEN <text:s/>2014 AND 2016</text:p>
      <text:p text:style-name="P5">ORDER BY ANO DESC, NOME ASC;</text:p>
      <text:p text:style-name="P5"/>
      <text:p text:style-name="P5">selecionando valores específicos </text:p>
      <text:p text:style-name="P5">SELECT ID_CURSOS, NOME FROM CURSOS;</text:p>
      <text:p text:style-name="P5">WHERE ANO IN ('2014' , '2016' , '2018')</text:p>
      <text:p text:style-name="P5">ORDER BY NOME;</text:p>
      <text:p text:style-name="P5"/>
      <text:p text:style-name="P5"/>
      <text:p text:style-name="P5">aumentando a complexidade</text:p>
      <text:p text:style-name="P5">SELECT NOME, CARGA FROM CURSOS;</text:p>
      <text:p text:style-name="P5">WHERE CARGA &gt; 35 AND TOTAULAS &lt; 30;</text:p>
      <text:p text:style-name="P5"/>
      <text:p text:style-name="P5"/>
      <table:table table:name="Table3" table:style-name="Table3">
        <table:table-column table:style-name="Table3.A" table:number-columns-repeated="3"/>
        <table:table-row table:style-name="Table3.1">
          <table:table-cell table:style-name="Table3.A1" office:value-type="string">
            <text:p text:style-name="P6">DDL</text:p>
          </table:table-cell>
          <table:table-cell table:style-name="Table3.A1" office:value-type="string">
            <text:p text:style-name="P6">DML</text:p>
          </table:table-cell>
          <table:table-cell table:style-name="Table3.A1" office:value-type="string">
            <text:p text:style-name="P6">DQL</text:p>
          </table:table-cell>
        </table:table-row>
        <table:table-row table:style-name="Table3.1">
          <table:table-cell table:style-name="Table3.A1" office:value-type="string">
            <text:p text:style-name="P6">CREATE DATABASE</text:p>
          </table:table-cell>
          <table:table-cell table:style-name="Table3.A1" office:value-type="string">
            <text:p text:style-name="P6">INSERT INTO</text:p>
          </table:table-cell>
          <table:table-cell table:style-name="Table3.A1" office:value-type="string">
            <text:p text:style-name="P6">SELECT</text:p>
          </table:table-cell>
        </table:table-row>
        <table:table-row table:style-name="Table3.1">
          <table:table-cell table:style-name="Table3.A1" office:value-type="string">
            <text:p text:style-name="P6">CREATE TABLE</text:p>
          </table:table-cell>
          <table:table-cell table:style-name="Table3.A1" office:value-type="string">
            <text:p text:style-name="P6">UPDATE</text:p>
          </table:table-cell>
          <table:table-cell table:style-name="Table3.A1" office:value-type="string">
            <text:p text:style-name="P6"/>
          </table:table-cell>
        </table:table-row>
        <table:table-row table:style-name="Table3.1">
          <table:table-cell table:style-name="Table3.A1" office:value-type="string">
            <text:p text:style-name="P6">ALTER TABLE</text:p>
          </table:table-cell>
          <table:table-cell table:style-name="Table3.A1" office:value-type="string">
            <text:p text:style-name="P6">DELETE</text:p>
          </table:table-cell>
          <table:table-cell table:style-name="Table3.A1" office:value-type="string">
            <text:p text:style-name="P6"/>
          </table:table-cell>
        </table:table-row>
        <table:table-row table:style-name="Table3.1">
          <table:table-cell table:style-name="Table3.A1" office:value-type="string">
            <text:p text:style-name="P6">DROP TABLE</text:p>
          </table:table-cell>
          <table:table-cell table:style-name="Table3.A1" office:value-type="string">
            <text:p text:style-name="P6">TRUNCATE</text:p>
          </table:table-cell>
          <table:table-cell table:style-name="Table3.A1" office:value-type="string">
            <text:p text:style-name="P6"/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text:bookmark text:name="_jeeym8mzu0wr"/>AULA 12 - SELECT AULA 02</text:p>
      <text:p text:style-name="P5">caso o nome do atributo for colocado com espaços, as crases se tornam indispensáveis.</text:p>
      <text:p text:style-name="P5"/>
      <text:p text:style-name="P5">SELECT * FROM CURSOS;</text:p>
      <text:p text:style-name="P5">WHERE NOME = 'PHP'</text:p>
      <text:p text:style-name="P5"/>
      <text:p text:style-name="P5">para selecionar parte dos campos</text:p>
      <text:p text:style-name="P5"/>
      <text:p text:style-name="P5">SELECT * FROM CURSOS;</text:p>
      <text:p text:style-name="P5">WHERE NOME LIKE = 'P%' ---- % = wildcards -- carta coringa</text:p>
      <text:p text:style-name="P5"><text:soft-page-break/>em outras palavras, substitua isso por algo ou por qualquer string</text:p>
      <text:p text:style-name="P5">LIKE = similar ou parecido </text:p>
      <text:p text:style-name="P5"/>
      <text:p text:style-name="P5">mudando a posição dos wildcards</text:p>
      <text:p text:style-name="P5">SELECT * FROM CURSOS;</text:p>
      <text:p text:style-name="P5">WHERE NOME LIKE = '%A' ------ todas as palavras que terminam em A</text:p>
      <text:p text:style-name="P5"/>
      <text:p text:style-name="P5">para qualquer posição da letra A</text:p>
      <text:p text:style-name="P5">SELECT * FROM CURSOS;</text:p>
      <text:p text:style-name="P5">WHERE NOME LIKE = '%A%' -------- tanto antes como depois</text:p>
      <text:p text:style-name="P5">no mysql suporta a letra A com acentos no momento do filtro</text:p>
      <text:p text:style-name="P5"/>
      <text:p text:style-name="P5">se não quiser que a letra A não apareça em nenhum lugar, basta negar o comando acima</text:p>
      <text:p text:style-name="P5">SELECT * FROM CURSOS;</text:p>
      <text:p text:style-name="P5">WHERE NOT NOME LIKE = '%A%' </text:p>
      <text:p text:style-name="P5"/>
      <text:p text:style-name="P5">para limitar os caracteres</text:p>
      <text:p text:style-name="P5">SELECT * FROM CURSOS;</text:p>
      <text:p text:style-name="P5">WHERE NOME LIKE = 'PH%P' --- PHP e PhotoshoP</text:p>
      <text:p text:style-name="P5"/>
      <text:p text:style-name="P5"><text:s/></text:p>
      <text:p text:style-name="P5">para exigir algum caractere no final </text:p>
      <text:p text:style-name="P5">SELECT * FROM CURSOS;</text:p>
      <text:p text:style-name="P5">WHERE NOME LIKE = 'PH%P_' <text:s text:c="3"/>------------ PHP7 e PHP4</text:p>
      <text:p text:style-name="P5"/>
      <text:p text:style-name="P5">para procurar qualquer pessoa que tenha 'silva' em qualquer parte do nome</text:p>
      <text:p text:style-name="P5">SELECT * FROM GAFANHOTOS;</text:p>
      <text:p text:style-name="P5">WHERE NOME LIKE = '%SILVA%'</text:p>
      <text:p text:style-name="P5"/>
      <text:p text:style-name="P5">porem nessa forma o comando retornará caso exista a palavra 'silvana'. para somente o silva:</text:p>
      <text:p text:style-name="P5">SELECT * FROM GAFANHOTOS;</text:p>
      <text:p text:style-name="P5">WHERE NOME LIKE = '%SILVA'</text:p>
      <text:p text:style-name="P5"/>
      <text:p text:style-name="P5">distinguindo dados</text:p>
      <text:p text:style-name="P5">onde somente os países que as pessoas nasceram</text:p>
      <text:p text:style-name="P5"/>
      <text:p text:style-name="P5">antes</text:p>
      <text:p text:style-name="P5">SELECT NACIONALIDADE FROM GAFANHOTOS; ------------ países repetidos</text:p>
      <text:p text:style-name="P5"/>
      <text:p text:style-name="P5"/>
      <text:p text:style-name="P5">depois </text:p>
      <text:p text:style-name="P5">SELECT DISTINCT NACIONALIDADE FROM GAFANHOTOS;</text:p>
      <text:p text:style-name="P5">ORDER BY NACIONALIDADE; <text:s text:c="4"/>------------ sem países repetidos</text:p>
      <text:p text:style-name="P5"/>
      <text:p text:style-name="P5">funções de agregação</text:p>
      <text:p text:style-name="P5">SELECT COUNT(*) FROM GAFANHOTOS; <text:s text:c="2"/>--- <text:tab/>quantidade de alunos cadastrados</text:p>
      <text:p text:style-name="P5"/>
      <text:p text:style-name="P5">aprimorando a busca</text:p>
      <text:p text:style-name="P5"><text:soft-page-break/>SELECT COUNT(*) FROM CURSOS WHERE CARGA &gt; 40;</text:p>
      <text:p text:style-name="P5"/>
      <text:p text:style-name="P5">o valor máximo dentro de um campo (MAX)</text:p>
      <text:p text:style-name="P5">SELECT MAX(CARGA) FROM CURSOS;</text:p>
      <text:p text:style-name="P5"/>
      <text:p text:style-name="P5">aprimorando</text:p>
      <text:p text:style-name="P5">SELECT MAX(TOTAULAS) FROM CURSOS WHERE ANO = '2016';</text:p>
      <text:p text:style-name="P5"/>
      <text:p text:style-name="P5">o valor mínimo dentro de um campo (MIN)</text:p>
      <text:p text:style-name="P5">SELECT MIN(CARGA) FROM CURSOS;</text:p>
      <text:p text:style-name="P5"/>
      <text:p text:style-name="P5">para mostrar com o nome do curso</text:p>
      <text:p text:style-name="P5">SELECT NOME MIN(TOTAULAS) FROM CURSOS</text:p>
      <text:p text:style-name="P5">WHERE ANO = '2016';</text:p>
      <text:p text:style-name="P5"/>
      <text:p text:style-name="P5">para somatório (SUM)</text:p>
      <text:p text:style-name="P5">SELECT NOME MIN(TOTAULAS) FROM CURSOS</text:p>
      <text:p text:style-name="P5">WHERE ANO = '2016';</text:p>
      <text:p text:style-name="P5"/>
      <text:p text:style-name="P5">para média (AVG)</text:p>
      <text:p text:style-name="P5">SELECT NOME AVG(TOTAULAS) FROM CURSOS</text:p>
      <text:p text:style-name="P5"/>
      <text:p text:style-name="P5"/>
      <text:p text:style-name="P5"/>
      <text:p text:style-name="P8"><text:bookmark text:name="_blb7gurs4wn8"/>aula 13 - select parte 03 (agrupamentos)</text:p>
      <text:p text:style-name="Standard">idade - 63,3,32,30,3,65,32,32</text:p>
      <text:p text:style-name="Standard"/>
      <text:p text:style-name="Standard">usando o comando distict o resultado será </text:p>
      <text:p text:style-name="Standard">65,3,32,30</text:p>
      <text:p text:style-name="Standard"/>
      <text:p text:style-name="Standard">uma vez que ele considera uma ocorrencia de cada valor dentro do registro. não é importante a quantidade de pessoas e sim apenas os valores.</text:p>
      <text:p text:style-name="Standard"/>
      <text:p text:style-name="Standard"/>
      <text:p text:style-name="Standard">com o agrupamento por idade seria </text:p>
      <text:p text:style-name="Standard">65,65,3,3,32,32,32,30</text:p>
      <text:p text:style-name="Standard"/>
      <text:p text:style-name="P5">SELECT CARGA FROM CURSOS</text:p>
      <text:p text:style-name="P5">GROUP BY CARGA;</text:p>
      <text:p text:style-name="P5"/>
      <text:p text:style-name="P5">agrupando com agregação </text:p>
      <text:p text:style-name="P5">SELECT carga, count (nome ) FROM CURSOS</text:p>
      <text:p text:style-name="P5">GROUP BY CARGA</text:p>
      <text:p text:style-name="P5">WHERE ANO = '2016';</text:p>
      <text:p text:style-name="P5"/>
      <text:p text:style-name="P5">para contar quantos registros dentro de cada agrupamento</text:p>
      <text:p text:style-name="P5"><text:soft-page-break/>SELECT TOTAULAS, COUNT(*) FROM CURSOS</text:p>
      <text:p text:style-name="P5">GROUP BY TOTAULAS</text:p>
      <text:p text:style-name="P5">ORDER BY TOTAULAS;</text:p>
      <text:p text:style-name="P5"/>
      <text:p text:style-name="P5"/>
      <text:p text:style-name="P5">aumentando a complexidade com o where</text:p>
      <text:p text:style-name="P5">SELECT CARGA, TOTAULAS, FROM CURSOS</text:p>
      <text:p text:style-name="P5">GROUP BY CARGA</text:p>
      <text:p text:style-name="P5"/>
      <text:p text:style-name="P5">para saber a frequência dos registros</text:p>
      <text:p text:style-name="P5">SELECT CARGA, COUNT (CARGA) FROM CURSOS</text:p>
      <text:p text:style-name="P5">WHERE TOTAULAS = 30</text:p>
      <text:p text:style-name="P5">GROUP BY CARGA</text:p>
      <text:p text:style-name="P5"/>
      <text:p text:style-name="P5">mais agregação com agrupamento</text:p>
      <text:p text:style-name="P5">SELECT CARGA, COUNT (CARGA) FROM CURSOS</text:p>
      <text:p text:style-name="P5">GROUP BY CARGA</text:p>
      <text:p text:style-name="P5">HAVING COUNT(NOME) &gt; 3</text:p>
      <text:p text:style-name="P5"/>
      <text:p text:style-name="P5">agrupando por ano</text:p>
      <text:p text:style-name="P5">SELECT ANO, COUNT (*) FROM CURSOS</text:p>
      <text:p text:style-name="P5">GROUP BY ANO</text:p>
      <text:p text:style-name="P5">ORDER BY COUNT(*)</text:p>
      <text:p text:style-name="P5"/>
      <text:p text:style-name="P5">ano que tem mais cursos</text:p>
      <text:p text:style-name="P5">SELECT ANO, COUNT (*) FROM CURSOS</text:p>
      <text:p text:style-name="P5">GROUP BY ANO</text:p>
      <text:p text:style-name="P5">HAVING COUNT(ANO) &gt; 5</text:p>
      <text:p text:style-name="P5">ORDER BY COUNT(*) DESC</text:p>
      <text:p text:style-name="P5"/>
      <text:p text:style-name="P5">HAVING(GROUP BY) -&gt; WHERE (SELECT)</text:p>
      <text:p text:style-name="P5"/>
      <text:p text:style-name="P5"/>
      <text:p text:style-name="P5">juntando SELECTS</text:p>
      <text:p text:style-name="P9"/>
      <text:p text:style-name="P9">mostrando somente a média de horas dos cursos</text:p>
      <text:p text:style-name="P12"/>
      <text:p text:style-name="P5">SELECT AVG(CARGA)FROM CURSOS</text:p>
      <text:p text:style-name="P5"/>
      <text:p text:style-name="P5"/>
      <text:p text:style-name="P5">SELECT CARGA, COUNT (*) FROM CURSOS</text:p>
      <text:p text:style-name="P5">WHERE ANO &gt; 2015</text:p>
      <text:p text:style-name="P5">HAVING COUNT(NOME) &gt; SELECT AVG(CARGA)FROM CURSOS</text:p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16">Bóson treinamentos </text:p>
      <text:p text:style-name="P16"/>
      <text:p text:style-name="P16">aula 05 – Como criar um Banco de Dados</text:p>
      <text:p text:style-name="P16"/>
      <text:p text:style-name="P16">MySQL – Como criar um Banco de Dados</text:p>
      <text:p text:style-name="P16"/>
      <text:p text:style-name="P16">Nesta aula vamos aprender a criar um novo banco de dados usando o MySQL. Também aprenderemos a verificar os bancos de dados existentes no sistema e a excluir bancos de dados não mais utilizados.</text:p>
      <text:p text:style-name="P16"/>
      <text:p text:style-name="P16">Podemos criar um novo banco de dados com o comando a seguir:</text:p>
      <text:p text:style-name="P16"/>
      <text:p text:style-name="P16">CREATE DATABASE [IF NOT EXISTS] nome_BD;</text:p>
      <text:p text:style-name="P16"/>
      <text:p text:style-name="P16">Onde nome_BD é o nome que queremos dar ao banco de dados. O elemento IF NOT EXISTS é opcional. Ele previne o erro de tentar criar um banco de dados que já existe no servidor. Não é possível ter dois bancos de dados com o mesmo nome.</text:p>
      <text:p text:style-name="P16"/>
      <text:p text:style-name="P16">Exemplo – Vamos criar um banco de dados de nome db_Biblioteca, que será utilizado nos demais exemplos do curso:</text:p>
      <text:p text:style-name="P16"/>
      <text:p text:style-name="P16">CREATE DATABASE db_Biblioteca;</text:p>
      <text:p text:style-name="P16"/>
      <text:p text:style-name="P16">Verificar Banco de Dados</text:p>
      <text:p text:style-name="P16"/>
      <text:p text:style-name="P16">Podemos verificar os bancos de dados existentes com o comando SHOW DATABASES;</text:p>
      <text:p text:style-name="P16"/>
      <text:p text:style-name="P16">Comando USE</text:p>
      <text:p text:style-name="P16"/>
      <text:p text:style-name="P16">O comando USE instrui o SGBDR a utilizar o banco de dados especificado para rodar os comandos.</text:p>
      <text:p text:style-name="P16"/>
      <text:p text:style-name="P16">Sintaxe:</text:p>
      <text:p text:style-name="P16"/>
      <text:p text:style-name="P16">USE nome_banco_de_dados;</text:p>
      <text:p text:style-name="P16"/>
      <text:p text:style-name="P16">Para visualizar o banco de dados selecionado no momento use o comando:</text:p>
      <text:p text:style-name="P16"/>
      <text:p text:style-name="P16">SELECT DATABASE();</text:p>
      <text:p text:style-name="P16"/>
      <text:p text:style-name="P16">Excluir Banco de Dados</text:p>
      <text:p text:style-name="P16"/>
      <text:p text:style-name="P16">Podemos excluir um banco de dados existente com o comando DROP DATABASE;:</text:p>
      <text:p text:style-name="P16"/>
      <text:p text:style-name="P16"><text:soft-page-break/>DROP DATABASE [IF EXISTS] nome_BD;</text:p>
      <text:p text:style-name="P16"/>
      <text:p text:style-name="P16"/>
      <text:p text:style-name="P16"/>
      <text:p text:style-name="P16"/>
      <text:alphabetical-index text:style-name="Sect1" text:name="Índice alfabético1">
        <text:alphabetical-index-source text:main-entry-style-name="Main_20_index_20_entry" text:sort-algorithm="alphanumeric" fo:language="pt" fo:country="BR">
          <text:index-title-template text:style-name="Index_20_Heading">Índice alfabético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1" text:name="Índice alfabético1_Head">
            <text:p text:style-name="P21">Índice alfabético</text:p>
          </text:index-title>
        </text:index-body>
      </text:alphabetical-index>
      <text:p text:style-name="P16"/>
      <text:p text:style-name="P5"/>
      <text:p text:style-name="P5"><text:s/></text:p>
      <text:p text:style-name="P5"/>
      <text:p text:style-name="P5"/>
      <text:p text:style-name="P5"/>
      <text:p text:style-name="P5"/>
      <text:p text:style-name="P5"/>
      <text:p text:style-name="Standard"/>
      <text:p text:style-name="Standard"/>
      <text:p text:style-name="P10"><text:bookmark text:name="_cy04vy8c1zaq"/></text:p>
      <text:p text:style-name="P11"><text:bookmark text:name="_taypufik9hvw"/>Anexo - uma tabela para testes com os respectivos valores</text:p>
      <text:p text:style-name="P5">Criaremos as tabelas</text:p>
      <text:p text:style-name="P5"/>
      <text:p text:style-name="P5">CREATE TABLE IF NOT EXISTS cliente (</text:p>
      <text:p text:style-name="P5"><text:s text:c="2"/>matricula INT <text:s/>NOT <text:s/>NULL,</text:p>
      <text:p text:style-name="P5"><text:s text:c="2"/>nome VARCHAR(45) <text:s/>NOT <text:s/>NULL,</text:p>
      <text:p text:style-name="P5"><text:s text:c="2"/>endereco VARCHAR(45) <text:s/>NOT <text:s/>NULL,</text:p>
      <text:p text:style-name="P5"><text:s text:c="2"/>PRIMARY KEY (matricula)</text:p>
      <text:p text:style-name="P5"><text:s text:c="2"/>);</text:p>
      <text:p text:style-name="P5"/>
      <text:p text:style-name="P5"><text:s/>CREATE TABLE IF NOT EXISTS telefone (</text:p>
      <text:p text:style-name="P5"><text:s text:c="2"/>CLIENTE_Matricula INT <text:s/>NOT <text:s/>NULL,</text:p>
      <text:p text:style-name="P5"><text:s text:c="2"/>Numero VARCHAR(45) <text:s/>NOT <text:s/>NULL,</text:p>
      <text:p text:style-name="P5"><text:s text:c="2"/>area VARCHAR(45) <text:s/>NOT <text:s/>NULL,</text:p>
      <text:p text:style-name="P5"><text:s text:c="2"/>PRIMARY KEY (CLIENTE_Matricula, Numero),</text:p>
      <text:p text:style-name="P5"><text:s text:c="2"/>FOREIGN KEY (CLIENTE_Matricula) REFERENCES cliente (matricula)</text:p>
      <text:p text:style-name="P5"><text:s text:c="2"/>);</text:p>
      <text:p text:style-name="P5"><text:s text:c="4"/></text:p>
      <text:p text:style-name="P5">CREATE TABLE IF NOT EXISTS aluguel (</text:p>
      <text:p text:style-name="P5"><text:s text:c="2"/>Numero INT <text:s/>NOT <text:s/>NULL,</text:p>
      <text:p text:style-name="P5"><text:s text:c="2"/>dataAluguel DATE <text:s/>NOT <text:s/>NULL,</text:p>
      <text:p text:style-name="P5"><text:s text:c="2"/>desconto INT <text:s/>NOT <text:s/>NULL,</text:p>
      <text:p text:style-name="P5"><text:s text:c="2"/>valorPago INT <text:s/>NOT <text:s/>NULL,</text:p>
      <text:p text:style-name="P5"><text:s text:c="2"/>Cliente_Matricula INT <text:s/>NOT <text:s/>NULL,</text:p>
      <text:p text:style-name="P5"><text:s text:c="2"/>PRIMARY KEY (Numero),</text:p>
      <text:p text:style-name="P5"><text:s text:c="2"/>FOREIGN KEY (Cliente_Matricula) REFERENCES cliente (matricula)</text:p>
      <text:p text:style-name="P5"><text:s text:c="2"/>);</text:p>
      <text:p text:style-name="P5"/>
      <text:p text:style-name="P5">CREATE TABLE IF NOT EXISTS item_acervo (</text:p>
      <text:p text:style-name="P5"><text:s text:c="2"/>Numero INT <text:s/>NOT <text:s/>NULL,</text:p>
      <text:p text:style-name="P5"><text:s text:c="2"/>Tipo VARCHAR(45) <text:s/>NOT <text:s/>NULL,</text:p>
      <text:p text:style-name="P5"><text:s text:c="2"/>PRIMARY KEY (Numero)</text:p>
      <text:p text:style-name="P5"><text:s text:c="2"/>);</text:p>
      <text:p text:style-name="P5"/>
      <text:p text:style-name="P5">CREATE TABLE IF NOT EXISTS faz (</text:p>
      <text:p text:style-name="P5"><text:s text:c="2"/>Aluguel_Numero INT <text:s/>NOT <text:s/>NULL,</text:p>
      <text:p text:style-name="P5"><text:s text:c="2"/>ItemAcervo_Numero INT <text:s/>NOT <text:s/>NULL,</text:p>
      <text:p text:style-name="P5"><text:s text:c="2"/>Valor INT NOT <text:s/>NULL,</text:p>
      <text:p text:style-name="P5"><text:s text:c="2"/>DataRetornoEsperado DATE NOT <text:s/>NULL,</text:p>
      <text:p text:style-name="P5"><text:s text:c="2"/>PRIMARY KEY (Aluguel_Numero, ItemAcervo_Numero),</text:p>
      <text:p text:style-name="P5"><text:s text:c="2"/>FOREIGN KEY (Aluguel_Numero) REFERENCES aluguel (Numero),</text:p>
      <text:p text:style-name="P5"><text:s text:c="2"/>FOREIGN KEY (ItemAcervo_Numero) REFERENCES item_acervo (Numero)</text:p>
      <text:p text:style-name="P5"><text:s text:c="2"/>);</text:p>
      <text:p text:style-name="P5"/>
      <text:p text:style-name="P5">CREATE TABLE IF NOT EXISTS jogo (</text:p>
      <text:p text:style-name="P5"><text:s text:c="2"/>IdAcervo INT NOT <text:s/>NULL,</text:p>
      <text:p text:style-name="P5"><text:soft-page-break/><text:s text:c="2"/>Titulo VARCHAR(45) NOT <text:s/>NULL,</text:p>
      <text:p text:style-name="P5"><text:s text:c="2"/>valor INT NOT <text:s/>NULL,</text:p>
      <text:p text:style-name="P5"><text:s text:c="2"/>PRIMARY KEY (IdAcervo));</text:p>
      <text:p text:style-name="P5"/>
      <text:p text:style-name="P5"/>
      <text:p text:style-name="P5">CREATE TABLE IF NOT EXISTS categoriafilme (</text:p>
      <text:p text:style-name="P5"><text:s text:c="2"/>idCategoria INT NOT <text:s/>NULL,</text:p>
      <text:p text:style-name="P5"><text:s text:c="2"/>Nome VARCHAR(45) NOT <text:s/>NULL,</text:p>
      <text:p text:style-name="P5"><text:s text:c="2"/>ValorFimSemana INT NOT <text:s/>NULL,</text:p>
      <text:p text:style-name="P5"><text:s text:c="2"/>ValorNormal INT NOT <text:s/>NULL,</text:p>
      <text:p text:style-name="P5"><text:s text:c="2"/>PRIMARY KEY (idCategoria));</text:p>
      <text:p text:style-name="P5"/>
      <text:p text:style-name="P5"/>
      <text:p text:style-name="P5">CREATE TABLE IF NOT EXISTS filme (</text:p>
      <text:p text:style-name="P5"><text:s text:c="2"/>IdAcervo INT <text:s/>NOT <text:s/>NULL,</text:p>
      <text:p text:style-name="P5"><text:s text:c="2"/>Titulo VARCHAR(45) NOT <text:s/>NULL,</text:p>
      <text:p text:style-name="P5"><text:s text:c="2"/>CategoriaFilme_IdCategoria INT NOT <text:s/>NULL,</text:p>
      <text:p text:style-name="P5"><text:s text:c="2"/>PRIMARY KEY (IdAcervo),</text:p>
      <text:p text:style-name="P5"><text:s text:c="2"/>FOREIGN KEY (CategoriaFilme_IdCategoria) REFERENCES categoriafilme (idCategoria)</text:p>
      <text:p text:style-name="P5"><text:s text:c="2"/>);</text:p>
      <text:p text:style-name="P5"/>
      <text:p text:style-name="P5"/>
      <text:p text:style-name="P5">CREATE TABLE IF NOT EXISTS cdjogo (</text:p>
      <text:p text:style-name="P5"><text:s text:c="2"/>ItemAcervo_Numero INT <text:s/>NOT <text:s/>NULL,</text:p>
      <text:p text:style-name="P5"><text:s text:c="2"/>Jogo_IdAcervo INT NOT <text:s/>NULL,</text:p>
      <text:p text:style-name="P5"><text:s text:c="2"/>PRIMARY KEY (ItemAcervo_Numero),</text:p>
      <text:p text:style-name="P5"><text:s text:c="2"/>FOREIGN KEY (Jogo_IdAcervo) REFERENCES jogo (IdAcervo),</text:p>
      <text:p text:style-name="P5"><text:s text:c="2"/>FOREIGN KEY (ItemAcervo_Numero) REFERENCES item_acervo (Numero)</text:p>
      <text:p text:style-name="P5"><text:s text:c="2"/>);</text:p>
      <text:p text:style-name="P5"/>
      <text:p text:style-name="P5">CREATE TABLE IF NOT EXISTS dvdfilme (</text:p>
      <text:p text:style-name="P5"><text:s text:c="2"/>ItemAcervo_Numero INT <text:s/>NOT <text:s/>NULL,</text:p>
      <text:p text:style-name="P5"><text:s text:c="2"/>Filme_IdAcervo INT NOT <text:s/>NULL,</text:p>
      <text:p text:style-name="P5"><text:s text:c="2"/>PRIMARY KEY (ItemAcervo_Numero),</text:p>
      <text:p text:style-name="P5"><text:s text:c="2"/>FOREIGN KEY (ItemAcervo_Numero) REFERENCES item_acervo (Numero),</text:p>
      <text:p text:style-name="P5"><text:s text:c="2"/>FOREIGN KEY (Filme_IdAcervo) REFERENCES filme (IdAcervo)</text:p>
      <text:p text:style-name="P5"><text:s text:c="2"/>);</text:p>
      <text:p text:style-name="P5"><text:tab/></text:p>
      <text:p text:style-name="P5">Agora, iremos inserir os dados na tabela:</text:p>
      <text:p text:style-name="P5">INSERT INTO cliente (matricula, nome, endereco) VALUES ('111', 'Cleyton', 'Rua 1, N 1');</text:p>
      <text:p text:style-name="P5">INSERT INTO cliente (matricula, nome, endereco) VALUES ('222', 'Ana', 'Rua 2, N 2');</text:p>
      <text:p text:style-name="P5">INSERT INTO cliente (matricula, nome, endereco) VALUES ('333', 'Joaquim', 'Rua 3, N 3');</text:p>
      <text:p text:style-name="P5">INSERT INTO cliente (matricula, nome, endereco) VALUES ('444', 'Paulo', 'Rua 4, N 4');</text:p>
      <text:p text:style-name="P5">INSERT INTO cliente (matricula, nome, endereco) VALUES ('555', 'Maria', 'Rua 5, N 5');</text:p>
      <text:p text:style-name="P5"/>
      <text:p text:style-name="P5">INSERT INTO telefone (CLIENTE_Matricula, Numero, area) VALUES ('111', '4671234', '81');</text:p>
      <text:p text:style-name="P5">INSERT INTO telefone (CLIENTE_Matricula, Numero, area) VALUES ('111', '6998734', '81');</text:p>
      <text:p text:style-name="P5">INSERT INTO telefone (CLIENTE_Matricula, Numero, area) VALUES ('222', '8223344', '87');</text:p>
      <text:p text:style-name="P5"><text:soft-page-break/>INSERT INTO telefone (CLIENTE_Matricula, Numero, area) VALUES ('222', '6234234', '87');</text:p>
      <text:p text:style-name="P5">INSERT INTO telefone (CLIENTE_Matricula, Numero, area) VALUES ('111', '3090674', '81');</text:p>
      <text:p text:style-name="P5">INSERT INTO telefone (CLIENTE_Matricula, Numero, area) VALUES ('444', '1232456', '81');</text:p>
      <text:p text:style-name="P5">INSERT INTO telefone (CLIENTE_Matricula, Numero, area) VALUES ('444', '6775234', '87');</text:p>
      <text:p text:style-name="P5"/>
      <text:p text:style-name="P5">INSERT INTO aluguel (Numero, dataAluguel, desconto, valorPago, Cliente_Matricula) VALUES ('1', '2016-9-11', '2', '6', '111');</text:p>
      <text:p text:style-name="P5">INSERT INTO aluguel (Numero, dataAluguel, desconto, valorPago, Cliente_Matricula) VALUES ('2', '2016-9-21', '0', '9', '111');</text:p>
      <text:p text:style-name="P5">INSERT INTO aluguel (Numero, dataAluguel, desconto, valorPago, Cliente_Matricula) VALUES ('3', '2016-10-1', '5', '8', '222');</text:p>
      <text:p text:style-name="P5">INSERT INTO aluguel (Numero, dataAluguel, desconto, valorPago, Cliente_Matricula) VALUES ('4', '2016-9-15', '2', '7', '222');</text:p>
      <text:p text:style-name="P5">INSERT INTO aluguel (Numero, dataAluguel, desconto, valorPago, Cliente_Matricula) VALUES ('5', '2016-9-9', '0', '5', '222');</text:p>
      <text:p text:style-name="P5">INSERT INTO aluguel (Numero, dataAluguel, desconto, valorPago, Cliente_Matricula) VALUES ('6', '2016-9-11', '5', '9', '222');</text:p>
      <text:p text:style-name="P5">INSERT INTO aluguel (Numero, dataAluguel, desconto, valorPago, Cliente_Matricula) VALUES ('7', '2016-9-10', '5', '15', '333');</text:p>
      <text:p text:style-name="P5">INSERT INTO aluguel (Numero, dataAluguel, desconto, valorPago, Cliente_Matricula) VALUES ('8', '2016-9-1', '2', '5', '333');</text:p>
      <text:p text:style-name="P5">INSERT INTO aluguel (Numero, dataAluguel, desconto, valorPago, Cliente_Matricula) VALUES ('9', '2016-9-15', '0', '5', '444');</text:p>
      <text:p text:style-name="P5">INSERT INTO aluguel (Numero, dataAluguel, desconto, valorPago, Cliente_Matricula) VALUES ('10', '2016-9-9', '5', '5', '444');</text:p>
      <text:p text:style-name="P5">INSERT INTO aluguel (Numero, dataAluguel, desconto, valorPago, Cliente_Matricula) VALUES ('11', '2016-9-11', '0', '5', '555');</text:p>
      <text:p text:style-name="P5">INSERT INTO aluguel (Numero, dataAluguel, desconto, valorPago, Cliente_Matricula) VALUES ('12', '2016-10-10', '1', '5', '555');</text:p>
      <text:p text:style-name="P5"/>
      <text:p text:style-name="P5">INSERT INTO item_acervo (Numero, Tipo) VALUES ('1', 'F');</text:p>
      <text:p text:style-name="P5">INSERT INTO item_acervo (Numero, Tipo) VALUES ('2', 'F');</text:p>
      <text:p text:style-name="P5">INSERT INTO item_acervo (Numero, Tipo) VALUES ('3', 'F');</text:p>
      <text:p text:style-name="P5">INSERT INTO item_acervo (Numero, Tipo) VALUES ('4', 'F');</text:p>
      <text:p text:style-name="P5">INSERT INTO item_acervo (Numero, Tipo) VALUES ('5', 'F');</text:p>
      <text:p text:style-name="P5">INSERT INTO item_acervo (Numero, Tipo) VALUES ('6', 'F');</text:p>
      <text:p text:style-name="P5">INSERT INTO item_acervo (Numero, Tipo) VALUES ('7', 'F');</text:p>
      <text:p text:style-name="P5">INSERT INTO item_acervo (Numero, Tipo) VALUES ('8', 'F');</text:p>
      <text:p text:style-name="P5">INSERT INTO item_acervo (Numero, Tipo) VALUES ('9', 'F');</text:p>
      <text:p text:style-name="P5">INSERT INTO item_acervo (Numero, Tipo) VALUES ('10', 'F');</text:p>
      <text:p text:style-name="P5">INSERT INTO item_acervo (Numero, Tipo) VALUES ('11', 'J');</text:p>
      <text:p text:style-name="P5">INSERT INTO item_acervo (Numero, Tipo) VALUES ('12', 'J');</text:p>
      <text:p text:style-name="P5">INSERT INTO item_acervo (Numero, Tipo) VALUES ('13', 'J');</text:p>
      <text:p text:style-name="P5">INSERT INTO item_acervo (Numero, Tipo) VALUES ('14', 'J');</text:p>
      <text:p text:style-name="P5">INSERT INTO item_acervo (Numero, Tipo) VALUES ('15', 'J');</text:p>
      <text:p text:style-name="P5">INSERT INTO item_acervo (Numero, Tipo) VALUES ('16', 'J');</text:p>
      <text:p text:style-name="P5">INSERT INTO item_acervo (Numero, Tipo) VALUES ('17', 'J');</text:p>
      <text:p text:style-name="P5">INSERT INTO item_acervo (Numero, Tipo) VALUES ('18', 'J');</text:p>
      <text:p text:style-name="P5"><text:soft-page-break/>INSERT INTO item_acervo (Numero, Tipo) VALUES ('19', 'J');</text:p>
      <text:p text:style-name="P5">INSERT INTO item_acervo (Numero, Tipo) VALUES ('20', 'J');</text:p>
      <text:p text:style-name="P5">INSERT INTO item_acervo (Numero, Tipo) VALUES ('21', 'J');</text:p>
      <text:p text:style-name="P5">INSERT INTO item_acervo (Numero, Tipo) VALUES ('22', 'J');</text:p>
      <text:p text:style-name="P5"/>
      <text:p text:style-name="P5">INSERT INTO faz (Aluguel_Numero, ItemAcervo_Numero, Valor, DataRetornoEsperado) VALUES ('1', '12', '10', '2016-10-30');</text:p>
      <text:p text:style-name="P5">INSERT INTO faz (Aluguel_Numero, ItemAcervo_Numero, Valor, DataRetornoEsperado) VALUES ('2', '12', '12', '2016-10-26');</text:p>
      <text:p text:style-name="P5">INSERT INTO faz (Aluguel_Numero, ItemAcervo_Numero, Valor, DataRetornoEsperado) VALUES ('3', '14', '15', '2016-10-21');</text:p>
      <text:p text:style-name="P5">INSERT INTO faz (Aluguel_Numero, ItemAcervo_Numero, Valor, DataRetornoEsperado) VALUES ('4', '7', '16', '2016-10-21');</text:p>
      <text:p text:style-name="P5">INSERT INTO faz (Aluguel_Numero, ItemAcervo_Numero, Valor, DataRetornoEsperado) VALUES ('5', '18', '21', '2016-10-20');</text:p>
      <text:p text:style-name="P5">INSERT INTO faz (Aluguel_Numero, ItemAcervo_Numero, Valor, DataRetornoEsperado) VALUES ('5', '14', '17', '2016-10-22');</text:p>
      <text:p text:style-name="P5">INSERT INTO faz (Aluguel_Numero, ItemAcervo_Numero, Valor, DataRetornoEsperado) VALUES ('6', '12', '18', '2016-11-1');</text:p>
      <text:p text:style-name="P5">INSERT INTO faz (Aluguel_Numero, ItemAcervo_Numero, Valor, DataRetornoEsperado) VALUES ('6', '19', '12', '2016-10-15');</text:p>
      <text:p text:style-name="P5">INSERT INTO faz (Aluguel_Numero, ItemAcervo_Numero, Valor, DataRetornoEsperado) VALUES ('7', '10', '22', '2016-10-30');</text:p>
      <text:p text:style-name="P5">INSERT INTO faz (Aluguel_Numero, ItemAcervo_Numero, Valor, DataRetornoEsperado) VALUES ('7', '22', '15', '2016-10-30');</text:p>
      <text:p text:style-name="P5">INSERT INTO faz (Aluguel_Numero, ItemAcervo_Numero, Valor, DataRetornoEsperado) VALUES ('8', '4', '16', '2016-11-1');</text:p>
      <text:p text:style-name="P5">INSERT INTO faz (Aluguel_Numero, ItemAcervo_Numero, Valor, DataRetornoEsperado) VALUES ('8', '5', '15', '2016-11-1');</text:p>
      <text:p text:style-name="P5">INSERT INTO faz (Aluguel_Numero, ItemAcervo_Numero, Valor, DataRetornoEsperado) VALUES ('9', '1', '15', '2016-11-10');</text:p>
      <text:p text:style-name="P5">INSERT INTO faz (Aluguel_Numero, ItemAcervo_Numero, Valor, DataRetornoEsperado) VALUES ('10', '5', '15', '2016-11-11');</text:p>
      <text:p text:style-name="P5">INSERT INTO faz (Aluguel_Numero, ItemAcervo_Numero, Valor, DataRetornoEsperado) VALUES ('10', '2', '10', '2016-11-11');</text:p>
      <text:p text:style-name="P5">INSERT INTO faz (Aluguel_Numero, ItemAcervo_Numero, Valor, DataRetornoEsperado) VALUES ('11', '10', '9', '2016-11-1');</text:p>
      <text:p text:style-name="P5">INSERT INTO faz (Aluguel_Numero, ItemAcervo_Numero, Valor, DataRetornoEsperado) VALUES ('11', '6', '10', '2016-11-21');</text:p>
      <text:p text:style-name="P5">INSERT INTO faz (Aluguel_Numero, ItemAcervo_Numero, Valor, DataRetornoEsperado) VALUES ('12', '8', '20', '2016-11-1');</text:p>
      <text:p text:style-name="P5">INSERT INTO faz (Aluguel_Numero, ItemAcervo_Numero, Valor, DataRetornoEsperado) VALUES ('12', '9', '22', '2016-10-10');</text:p>
      <text:p text:style-name="P5">INSERT INTO faz (Aluguel_Numero, ItemAcervo_Numero, Valor, DataRetornoEsperado) VALUES ('12', '12', '10', '2016-10-1');</text:p>
      <text:p text:style-name="P5"/>
      <text:p text:style-name="P5">INSERT INTO jogo (IdAcervo, Titulo, valor) VALUES ('1', 'jogo 1', '15');</text:p>
      <text:p text:style-name="P5">INSERT INTO jogo (IdAcervo, Titulo, valor) VALUES ('2', 'jogo 2', '10');</text:p>
      <text:p text:style-name="P5"><text:soft-page-break/>INSERT INTO jogo (IdAcervo, Titulo, valor) VALUES ('3', 'jogo 3', '20');</text:p>
      <text:p text:style-name="P5">INSERT INTO jogo (IdAcervo, Titulo, valor) VALUES ('4', 'jogo 4', '12');</text:p>
      <text:p text:style-name="P5">INSERT INTO jogo (IdAcervo, Titulo, valor) VALUES ('5', 'jogo 5', '10');</text:p>
      <text:p text:style-name="P5">INSERT INTO jogo (IdAcervo, Titulo, valor) VALUES ('6', 'jogo 6', '5');</text:p>
      <text:p text:style-name="P5">INSERT INTO jogo (IdAcervo, Titulo, valor) VALUES ('7', 'jogo 7', '10');</text:p>
      <text:p text:style-name="P5"/>
      <text:p text:style-name="P5">INSERT INTO categoriafilme (idCategoria, Nome, ValorFimSemana, ValorNormal) VALUES ('1', 'A??o', '15', '10');</text:p>
      <text:p text:style-name="P5">INSERT INTO categoriafilme (idCategoria, Nome, ValorFimSemana, ValorNormal) VALUES ('2', 'Aventura', '21', '15');</text:p>
      <text:p text:style-name="P5">INSERT INTO categoriafilme (idCategoria, Nome, ValorFimSemana, ValorNormal) VALUES ('3', 'Terror', '10', '5');</text:p>
      <text:p text:style-name="P5"/>
      <text:p text:style-name="P5">INSERT INTO filme (IdAcervo, Titulo, CategoriaFilme_IdCategoria) VALUES ('1', 'Filme 1', '1');</text:p>
      <text:p text:style-name="P5">INSERT INTO filme (IdAcervo, Titulo, CategoriaFilme_IdCategoria) VALUES ('2', 'Filme 2', '2');</text:p>
      <text:p text:style-name="P5">INSERT INTO filme (IdAcervo, Titulo, CategoriaFilme_IdCategoria) VALUES ('3', 'Filme 3', '1');</text:p>
      <text:p text:style-name="P5">INSERT INTO filme (IdAcervo, Titulo, CategoriaFilme_IdCategoria) VALUES ('4', 'Filme 4', '1');</text:p>
      <text:p text:style-name="P5">INSERT INTO filme (IdAcervo, Titulo, CategoriaFilme_IdCategoria) VALUES ('5', 'Filme 5', '2');</text:p>
      <text:p text:style-name="P5">INSERT INTO filme (IdAcervo, Titulo, CategoriaFilme_IdCategoria) VALUES ('6', 'Filme 6', '1');</text:p>
      <text:p text:style-name="P5">INSERT INTO filme (IdAcervo, Titulo, CategoriaFilme_IdCategoria) VALUES ('7', 'Filme 7', '2');</text:p>
      <text:p text:style-name="P5">INSERT INTO filme (IdAcervo, Titulo, CategoriaFilme_IdCategoria) VALUES ('8', 'Filme 8', '3');</text:p>
      <text:p text:style-name="P5"/>
      <text:p text:style-name="P5"/>
      <text:p text:style-name="P5">INSERT INTO cdjogo (ItemAcervo_Numero, Jogo_IdAcervo) VALUES ('11', '1');</text:p>
      <text:p text:style-name="P5">INSERT INTO cdjogo (ItemAcervo_Numero, Jogo_IdAcervo) VALUES ('12', '2');</text:p>
      <text:p text:style-name="P5">INSERT INTO cdjogo (ItemAcervo_Numero, Jogo_IdAcervo) VALUES ('13', '3');</text:p>
      <text:p text:style-name="P5">INSERT INTO cdjogo (ItemAcervo_Numero, Jogo_IdAcervo) VALUES ('14', '4');</text:p>
      <text:p text:style-name="P5">INSERT INTO cdjogo (ItemAcervo_Numero, Jogo_IdAcervo) VALUES ('15', '5');</text:p>
      <text:p text:style-name="P5">INSERT INTO cdjogo (ItemAcervo_Numero, Jogo_IdAcervo) VALUES ('16', '6');</text:p>
      <text:p text:style-name="P5">INSERT INTO cdjogo (ItemAcervo_Numero, Jogo_IdAcervo) VALUES ('17', '7');</text:p>
      <text:p text:style-name="P5">INSERT INTO cdjogo (ItemAcervo_Numero, Jogo_IdAcervo) VALUES ('18', '6');</text:p>
      <text:p text:style-name="P5">INSERT INTO cdjogo (ItemAcervo_Numero, Jogo_IdAcervo) VALUES ('19', '5');</text:p>
      <text:p text:style-name="P5">INSERT INTO cdjogo (ItemAcervo_Numero, Jogo_IdAcervo) VALUES ('20', '3');</text:p>
      <text:p text:style-name="P5">INSERT INTO cdjogo (ItemAcervo_Numero, Jogo_IdAcervo) VALUES ('21', '3');</text:p>
      <text:p text:style-name="P5"/>
      <text:p text:style-name="P5"/>
      <text:p text:style-name="P5">INSERT INTO dvdfilme (ItemAcervo_Numero, Filme_IdAcervo) VALUES ('1', '5');</text:p>
      <text:p text:style-name="P5">INSERT INTO dvdfilme (ItemAcervo_Numero, Filme_IdAcervo) VALUES ('2', '7');</text:p>
      <text:p text:style-name="P5">INSERT INTO dvdfilme (ItemAcervo_Numero, Filme_IdAcervo) VALUES ('3', '8');</text:p>
      <text:p text:style-name="P5">INSERT INTO dvdfilme (ItemAcervo_Numero, Filme_IdAcervo) VALUES ('4', '7');</text:p>
      <text:p text:style-name="P5">INSERT INTO dvdfilme (ItemAcervo_Numero, Filme_IdAcervo) VALUES ('5', '6');</text:p>
      <text:p text:style-name="P5">INSERT INTO dvdfilme (ItemAcervo_Numero, Filme_IdAcervo) VALUES ('6', '5');</text:p>
      <text:p text:style-name="P5">INSERT INTO dvdfilme (ItemAcervo_Numero, Filme_IdAcervo) VALUES ('7', '4');</text:p>
      <text:p text:style-name="P5">INSERT INTO dvdfilme (ItemAcervo_Numero, Filme_IdAcervo) VALUES ('8', '3');</text:p>
      <text:p text:style-name="P5">INSERT INTO dvdfilme (ItemAcervo_Numero, Filme_IdAcervo) VALUES ('9', '2');</text:p>
      <text:p text:style-name="P5">INSERT INTO dvdfilme (ItemAcervo_Numero, Filme_IdAcervo) VALUES ('10', '1');</text:p>
      <text:p text:style-name="P5"/>
      <text:p text:style-name="P5"/>
      <text:p text:style-name="P5"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0.75cm" fo:margin-right="1.217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8-07T20:46:39.952263277</dc:date>
    <meta:editing-duration>PT6M16S</meta:editing-duration>
    <meta:editing-cycles>2</meta:editing-cycles>
    <meta:document-statistic meta:table-count="3" meta:image-count="0" meta:object-count="0" meta:page-count="20" meta:paragraph-count="548" meta:word-count="3541" meta:character-count="24572" meta:non-whitespace-character-count="21296"/>
  </office:meta>
</office:document-meta>
</file>